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Franklin Gothic Book" svg:font-family="'Franklin Gothic Book'" style:font-family-generic="swiss"/>
    <style:font-face style:name="Franklin Gothic Book,Italic" svg:font-family="'Franklin Gothic Book,Italic'" style:font-family-generic="swiss"/>
    <style:font-face style:name="Franklin Gothic Medium" svg:font-family="'Franklin Gothic Medium'" style:font-family-generic="swiss"/>
    <style:font-face style:name="Franklin Gothic Medium,Italic" svg:font-family="'Franklin Gothic Medium,Ital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4pt" style:font-size-asian="34pt" style:font-size-complex="3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34pt" fo:font-weight="bold" style:font-size-asian="34pt" style:font-weight-asian="bold" style:font-size-complex="3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26pt" style:font-name-asian="Franklin Gothic Book" style:font-size-asian="26pt" style:font-name-complex="Franklin Gothic Book" style:font-size-complex="26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26pt" style:font-name-asian="Franklin Gothic Book" style:font-size-asian="26pt" style:font-name-complex="Franklin Gothic Book" style:font-size-complex="26pt"/>
    </style:style>
    <style:style style:name="P8" style:family="paragraph" style:parent-style-name="Standard">
      <style:paragraph-properties style:text-autospace="none"/>
      <style:text-properties style:font-name="Franklin Gothic Book" fo:font-size="10pt" style:font-name-asian="Franklin Gothic Book" style:font-size-asian="10pt" style:font-name-complex="Franklin Gothic Book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Franklin Gothic Book" fo:font-size="10pt" style:font-name-asian="Franklin Gothic Book" style:font-size-asian="10pt" style:font-name-complex="Franklin Gothic Book" style:font-size-complex="10pt"/>
    </style:style>
    <style:style style:name="P10" style:family="paragraph" style:parent-style-name="Standard">
      <style:paragraph-properties style:text-autospace="none"/>
      <style:text-properties style:font-name="Franklin Gothic Book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Franklin Gothic Book" fo:font-size="9pt" style:font-name-asian="Franklin Gothic Book" style:font-size-asian="9pt" style:font-name-complex="Franklin Gothic Book" style:font-size-complex="9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Franklin Gothic Book" fo:font-size="9pt" style:font-name-asian="Franklin Gothic Book" style:font-size-asian="9pt" style:font-name-complex="Franklin Gothic Book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Franklin Gothic Book" fo:font-size="20pt" style:font-name-asian="Franklin Gothic Book" style:font-size-asian="20pt" style:font-name-complex="Franklin Gothic Book" style:font-size-complex="20pt"/>
    </style:style>
    <style:style style:name="P14" style:family="paragraph" style:parent-style-name="Standard">
      <style:paragraph-properties style:text-autospace="none"/>
      <style:text-properties fo:color="#548ed5" style:font-name="Franklin Gothic Medium,Italic" fo:font-size="9pt" fo:font-style="italic" style:font-name-asian="Franklin Gothic Medium,Italic" style:font-size-asian="9pt" style:font-style-asian="italic" style:font-name-complex="Franklin Gothic Medium,Italic" style:font-size-complex="9pt" style:font-style-complex="italic"/>
    </style:style>
    <style:style style:name="P15" style:family="paragraph" style:parent-style-name="Standard">
      <style:paragraph-properties style:text-autospace="none"/>
      <style:text-properties fo:color="#548ed5" style:font-name="Franklin Gothic Medium" fo:font-size="9pt" style:font-name-asian="Franklin Gothic Medium" style:font-size-asian="9pt" style:font-name-complex="Franklin Gothic Medium" style:font-size-complex="9pt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Franklin Gothic Medium,Italic" fo:font-size="10pt" style:font-name-asian="Franklin Gothic Medium,Italic" style:font-size-asian="10pt" style:font-name-complex="Franklin Gothic Medium,Italic" style:font-size-complex="10pt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Franklin Gothic Book" fo:font-size="9pt" style:font-name-asian="Franklin Gothic Book" style:font-size-asian="9pt" style:font-name-complex="Franklin Gothic Book" style:font-size-complex="9pt"/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Arial" fo:font-size="26pt" style:font-name-asian="Franklin Gothic Book" style:font-size-asian="26pt" style:font-name-complex="Franklin Gothic Book" style:font-size-complex="26pt"/>
    </style:style>
    <style:style style:name="P19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Franklin Gothic Book" style:font-size-asian="12pt" style:font-name-complex="Franklin Gothic Book" style:font-size-complex="12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rial" fo:font-size="12pt" style:font-name-asian="Franklin Gothic Book" style:font-size-asian="12pt" style:font-name-complex="Franklin Gothic Book" style:font-size-complex="12pt"/>
    </style:style>
    <style:style style:name="P21" style:family="paragraph" style:parent-style-name="Standard">
      <style:paragraph-properties style:text-autospace="none"/>
      <style:text-properties style:font-name="Arial" fo:font-size="12pt" style:font-name-asian="Franklin Gothic Book" style:font-size-asian="12pt" style:font-name-complex="Franklin Gothic Book" style:font-size-complex="12pt"/>
    </style:style>
    <style:style style:name="P22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Arial" fo:font-size="12pt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Franklin Gothic Book" fo:font-size="9pt" style:font-name-asian="Franklin Gothic Book" style:font-size-asian="9pt" style:font-name-complex="Franklin Gothic Book" style:font-size-complex="9pt"/>
    </style:style>
    <style:style style:name="P25" style:family="paragraph" style:parent-style-name="Standard">
      <style:paragraph-properties style:text-autospace="none"/>
      <style:text-properties style:font-name="Franklin Gothic Book" fo:font-size="9pt" style:font-name-asian="Franklin Gothic Book" style:font-size-asian="9pt" style:font-name-complex="Franklin Gothic Book" style:font-size-complex="9pt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Franklin Gothic Book" fo:font-size="9pt" style:font-name-asian="Franklin Gothic Book" style:font-size-asian="9pt" style:font-name-complex="Franklin Gothic Book" style:font-size-complex="9pt"/>
    </style:style>
    <style:style style:name="P27" style:family="paragraph" style:parent-style-name="Standard">
      <style:paragraph-properties style:text-autospace="none"/>
      <style:text-properties fo:color="#000000" style:font-name="Franklin Gothic Book" fo:font-size="9pt" style:font-name-asian="Franklin Gothic Book" style:font-size-asian="9pt" style:font-name-complex="Franklin Gothic Book" style:font-size-complex="9pt"/>
    </style:style>
    <style:style style:name="P28" style:family="paragraph" style:parent-style-name="Standard">
      <style:paragraph-properties style:text-autospace="none"/>
      <style:text-properties fo:color="#000000" style:font-name="Franklin Gothic Book" fo:font-size="9pt" fo:font-style="italic" style:font-name-asian="Franklin Gothic Book" style:font-size-asian="9pt" style:font-style-asian="italic" style:font-name-complex="Franklin Gothic Book" style:font-size-complex="9pt" style:font-style-complex="italic"/>
    </style:style>
    <style:style style:name="P29" style:family="paragraph" style:parent-style-name="Standard">
      <style:paragraph-properties style:text-autospace="none"/>
      <style:text-properties fo:color="#000000" style:font-name="Arial" fo:font-size="12pt" style:font-name-asian="Franklin Gothic Book" style:font-size-asian="12pt" style:font-name-complex="Franklin Gothic Book" style:font-size-complex="12pt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Arial" fo:font-size="12pt" style:font-name-asian="Franklin Gothic Book" style:font-size-asian="12pt" style:font-name-complex="Franklin Gothic Book" style:font-size-complex="12pt"/>
    </style:style>
    <style:style style:name="P31" style:family="paragraph" style:parent-style-name="Standard" style:list-style-name="L1">
      <style:paragraph-properties fo:text-align="start" style:justify-single-word="false" style:text-autospace="none"/>
      <style:text-properties fo:color="#000000" style:font-name="Arial" fo:font-size="12pt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32" style:family="paragraph" style:parent-style-name="Standard" style:list-style-name="L1">
      <style:paragraph-properties fo:text-align="start" style:justify-single-word="false" style:text-autospace="none"/>
      <style:text-properties fo:color="#548ed5" style:font-name="Franklin Gothic Medium" fo:font-size="9pt" fo:font-style="italic" style:font-name-asian="Franklin Gothic Medium" style:font-size-asian="9pt" style:font-style-asian="italic" style:font-name-complex="Franklin Gothic Medium" style:font-size-complex="9pt" style:font-style-complex="italic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Arial" fo:font-size="11pt" style:font-name-asian="Franklin Gothic Book" style:font-size-asian="11pt" style:font-name-complex="Franklin Gothic Book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name-asian="Franklin Gothic Book" style:font-size-asian="9pt" style:font-name-complex="Franklin Gothic Book" style:font-size-complex="9pt"/>
    </style:style>
    <style:style style:name="T3" style:family="text">
      <style:text-properties style:font-name="Franklin Gothic Book,Italic" fo:font-size="9pt" fo:font-style="italic" style:font-name-asian="Franklin Gothic Book,Italic" style:font-size-asian="9pt" style:font-style-asian="italic" style:font-name-complex="Franklin Gothic Book,Italic" style:font-size-complex="9pt" style:font-style-complex="italic"/>
    </style:style>
    <style:style style:name="T4" style:family="text">
      <style:text-properties style:font-name="Franklin Gothic Book" fo:font-size="9pt" style:font-name-asian="Franklin Gothic Book" style:font-size-asian="9pt" style:font-name-complex="Franklin Gothic Book" style:font-size-complex="9pt"/>
    </style:style>
    <style:style style:name="T5" style:family="text">
      <style:text-properties fo:color="#000000" fo:font-size="9pt" style:font-size-asian="9pt" style:font-size-complex="9pt"/>
    </style:style>
    <style:style style:name="T6" style:family="text">
      <style:text-properties fo:color="#000000" style:font-name="Franklin Gothic Book,Italic" fo:font-size="9pt" fo:font-style="italic" style:font-name-asian="Franklin Gothic Book,Italic" style:font-size-asian="9pt" style:font-style-asian="italic" style:font-name-complex="Franklin Gothic Book,Italic" style:font-size-complex="9pt" style:font-style-complex="italic"/>
    </style:style>
    <style:style style:name="T7" style:family="text">
      <style:text-properties fo:color="#003366" style:font-name="Calibri" fo:font-size="9pt" style:font-name-asian="Calibri" style:font-size-asian="9pt" style:font-name-complex="Calibri" style:font-size-complex="9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">TRABAJO PRACTICO FINAL</text:p>
      <text:p text:style-name="P3"/>
      <text:p text:style-name="P3">DISEÑO DE VIDEO JUEGOS 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1-Enero-2013</text:p>
      <text:p text:style-name="P4">Oscar Sanchez</text:p>
      <text:p text:style-name="P4"/>
      <text:p text:style-name="P5"/>
      <text:p text:style-name="P5"/>
      <text:p text:style-name="P4"/>
      <text:p text:style-name="P4"><text:soft-page-break/></text:p>
      <text:p text:style-name="P4"/>
      <text:p text:style-name="P11"/>
      <text:p text:style-name="P11"/>
      <text:p text:style-name="P11"/>
      <text:p text:style-name="P11"/>
      <text:p text:style-name="P13"/>
      <text:p text:style-name="P6">&lt;NOMBRE DEL JUEGO&gt;</text:p>
      <text:p text:style-name="P7"/>
      <text:p text:style-name="P7">1.0v</text:p>
      <text:p text:style-name="P7"/>
      <text:p text:style-name="P7">GAME DESIGN DOCUMENT</text:p>
      <text:p text:style-name="P7"/>
      <text:p text:style-name="P7">Oscar Sanchez</text:p>
      <text:p text:style-name="P7"/>
      <text:p text:style-name="P7">VERSIÓN: 21/01/201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6351402000204627945" text:style-name="L1">
        <text:list-header>
          <text:p text:style-name="P19"><text:soft-page-break/><text:span text:style-name="T8">Overview</text:span></text:p>
        </text:list-header>
      </text:list>
      <text:p text:style-name="P20"/>
      <text:p text:style-name="P33">Estas a cargo de la seguridad de un deposito que tiene una particularidad muy especial solo tiene 3 monta cargas con los cuales tenes que poner en lugar seguro a unos señores que transportan cosas en un carrito.</text:p>
      <text:p text:style-name="P33">Los mismos se desplazan de un lado al otro del lugar de lugar y para que puedan llegar a su destino tienes que utilizar los montacargas para subir o bajarlos de piso.</text:p>
      <text:p text:style-name="P33">El genero es accion – plataformas. </text:p>
      <text:p text:style-name="P33">La plataforma es web (Se pidio que debe estar hecho en flash).</text:p>
      <text:p text:style-name="P21"/>
      <text:list xml:id="list22148241" text:continue-numbering="true" text:style-name="L1">
        <text:list-header>
          <text:p text:style-name="P22">Target Audience/Core Audience</text:p>
        </text:list-header>
      </text:list>
      <text:p text:style-name="P14"/>
      <text:p text:style-name="P33">La audiencia es casual y para todo tipo de edades sin distincion de sexo.</text:p>
      <text:p text:style-name="P33">El tiempo de juego propuesto es 30min.</text:p>
      <text:p text:style-name="P33">Podra ser jugado desde la web en forma online.</text:p>
      <text:p text:style-name="P33">Tanto los personajes como la ambientacion de los niveles debe tener un toque de humor.</text:p>
      <text:p text:style-name="P33">La complejidad del mismo sera de forma creciente a medida que se avance en los niveles.</text:p>
      <text:p text:style-name="P20"/>
      <text:list xml:id="list22141689" text:continue-numbering="true" text:style-name="L1">
        <text:list-header>
          <text:p text:style-name="P22">Core mechanics</text:p>
        </text:list-header>
      </text:list>
      <text:p text:style-name="P23"/>
      <text:p text:style-name="P33">Se debe subir y <text:s/>bajar los montacargas por medio de unas palancas en sus bases.</text:p>
      <text:p text:style-name="P33">Se debe transportar a los señor que transportan cosas de un piso a otro.</text:p>
      <text:p text:style-name="P33"/>
      <text:list xml:id="list22138647" text:continue-numbering="true" text:style-name="L1">
        <text:list-header>
          <text:p text:style-name="P22">Controles</text:p>
          <text:p text:style-name="P22"/>
        </text:list-header>
      </text:list>
      <text:p text:style-name="P33">Se utilizar el mouse haciendo clic o arrastrando la palancas para indicar a los montacargas a que piso deben ir.</text:p>
      <text:p text:style-name="P30"/>
      <text:list xml:id="list22148780" text:continue-numbering="true" text:style-name="L1">
        <text:list-header>
          <text:p text:style-name="P22">Ejemplos</text:p>
          <text:p text:style-name="P22"/>
        </text:list-header>
      </text:list>
      <text:p text:style-name="P17">Ejemplos de otros juegos que posean mecánicas o aspectos similares al nuestro. No</text:p>
      <text:p text:style-name="P17">más de 3-5 juegos en general, con un enlace a su descarga o a un video de gameplay</text:p>
      <text:p text:style-name="P17">(si es posible, señalar el minuto y segundo en que aparece lo que querés que otros</text:p>
      <text:p text:style-name="P17">vean en particular del video), una imagen de cada uno y un breve texto que explique</text:p>
      <text:p text:style-name="P17">concretamente qué tenemos que ver en cada uno para entender por qué aparece aquí</text:p>
      <text:p text:style-name="P17">citado. Si el juego es para un cliente, en general existe la exigencia de que la mecánica</text:p>
      <text:p text:style-name="P17">sea probadamente exitosa. En juegos de autor y experimentales, muchas veces es lo</text:p>
      <text:p text:style-name="P17">opuesto: idealmente no habría ninguna otra mecánica para comparar a la nuestra –</text:p>
      <text:p text:style-name="P17">pero sí, tal vez, alguna funcionalidad, o un concepto cercano, o un ejemplo de la</text:p>
      <text:p text:style-name="P17">estética o ritmo del juego, etc., que puedas tomar de diversos juegos, de aquí y de allá.</text:p>
      <text:p text:style-name="P17">Siempre es importante ser extremadamente específicos con qué deseamos que vean</text:p>
      <text:p text:style-name="P17">de cada ejemplo propuesto, ya que de no hacerlo esto puede llevar a que el lector de</text:p>
      <text:p text:style-name="P17">este documento se haga ideas iniciales distintas a lo que intentamos comunicar.</text:p>
      <text:p text:style-name="P17">También es importante señalar qué partes ver de un video, ya que estos pueden ser</text:p>
      <text:p text:style-name="P17">extensos y un lector de un GDD se caracteriza por no tener paciencia, necesita</text:p>
      <text:p text:style-name="P27">entender de inmediato y con suma claridad.</text:p>
      <text:p text:style-name="P29"/>
      <text:list xml:id="list22136400" text:continue-numbering="true" text:style-name="L1">
        <text:list-header>
          <text:p text:style-name="P22">Sample Gameplay</text:p>
          <text:p text:style-name="P22"/>
        </text:list-header>
      </text:list>
      <text:p text:style-name="P12">La idea principal aquí es explicar con muchas imágenes y textos breves que redondeen</text:p>
      <text:p text:style-name="P12">esas imágenes cómo sería la experiencia de jugar a un nivel de este juego. Esta</text:p>
      <text:p text:style-name="P12">experiencia comienza desde que se inicia el juego, navegando por el menú, hasta</text:p>
      <text:p text:style-name="P12">ingresar al juego en sí. Y termina dejando en claro dos aspectos fundamentales: la</text:p>
      <text:p text:style-name="P9"><text:span text:style-name="T1">condición de pérdida y la condición de victoria (</text:span><text:span text:style-name="T3">lose condition </text:span><text:span text:style-name="T1">y </text:span><text:span text:style-name="T3">win condition</text:span><text:span text:style-name="T1">): es decir,</text:span></text:p>
      <text:p text:style-name="P12">cómo pierdo el juego (game over) y cómo gano este nivel o el juego completo, así como</text:p>
      <text:p text:style-name="P12">qué sucede exactamente en cada caso.</text:p>
      <text:p text:style-name="P12">Esta parte suele ser más extensa, y por eso en general está dividida en secciones.</text:p>
      <text:p text:style-name="P12">Como verán, estas secciones reflejan el orden de las pantallas con las que el jugador</text:p>
      <text:p text:style-name="P12">se encuentra –desde que el juego empieza hasta que está jugando. (Muchas veces,</text:p>
      <text:p text:style-name="P12">esta demostración se continúa detallando visualmente cómo funciona cada nivel de un</text:p>
      <text:p text:style-name="P12">juego). La organización de esta parte depende completamente del juego que estén</text:p>
      <text:p text:style-name="P12">diseñando, pero aquí incluimos una serie de títulos que les darán una idea general de</text:p>
      <text:p text:style-name="P25"><text:soft-page-break/>cómo hacerlo:</text:p>
      <text:p text:style-name="P21"/>
      <text:list xml:id="list22138286" text:continue-numbering="true" text:style-name="L1">
        <text:list-header>
          <text:p text:style-name="P22">Intro cutscene</text:p>
          <text:p text:style-name="P22"/>
        </text:list-header>
      </text:list>
      <text:p text:style-name="P17">Si hay una secuencia animada, o de texto, u otro tipo de introducción, explicarla aquí</text:p>
      <text:p text:style-name="P17">brevemente –lo suficiente como para que el lector de este documento pueda hacerse</text:p>
      <text:p text:style-name="P17">una idea como para comprender todo lo que sigue.</text:p>
      <text:p text:style-name="P17"/>
      <text:list xml:id="list22132855" text:continue-numbering="true" text:style-name="L1">
        <text:list-header>
          <text:p text:style-name="P22">Main Menu</text:p>
          <text:p text:style-name="P22"/>
        </text:list-header>
      </text:list>
      <text:p text:style-name="P17">Opciones del menú, como Ayuda, Jugar, Ingresar algún código, etc. Incluir algún</text:p>
      <text:p text:style-name="P16"><text:span text:style-name="T3">wireframe </text:span><text:span text:style-name="T4">de interfaz si la interfaz presenta alguna característica que lo amerite. Si la</text:span></text:p>
      <text:p text:style-name="P17">pantalla de Ayuda tiene alguna peculiaridad, es mejor mostrarla también. Incluir</text:p>
      <text:p text:style-name="P17">explicación de cómo se presentará la ayuda.</text:p>
      <text:p text:style-name="P17"/>
      <text:list xml:id="list22153836" text:continue-numbering="true" text:style-name="L1">
        <text:list-header>
          <text:p text:style-name="P22">Game Screen</text:p>
          <text:p text:style-name="P22"/>
        </text:list-header>
      </text:list>
      <text:p text:style-name="P17">Esta parte empieza a mostrar el gameplay en la pantalla de juego, y suele ser extensa</text:p>
      <text:p text:style-name="P17">(2-3 páginas aproximadamente), pero si logran hacerla más breve es mejor. Lo ideal es</text:p>
      <text:p text:style-name="P17">comenzar esta sección con una imagen básica del nivel (en su estado de inicio), de</text:p>
      <text:p text:style-name="P17">modo que el lector ya tenga una imagen formada en su mente de lo que están a punto</text:p>
      <text:p text:style-name="P17">de transmitir. De otro modo, la idea que se haga puede variar mucho con respecto a lo</text:p>
      <text:p text:style-name="P17">que explican, y el lector puede entender un juego muy diferente al que están</text:p>
      <text:p text:style-name="P16"><text:span text:style-name="T4">planteando. Como </text:span><text:span text:style-name="T3">game designers</text:span><text:span text:style-name="T4">, la efectividad de la comunicación es</text:span></text:p>
      <text:p text:style-name="P16"><text:span text:style-name="T4">responsabilidad de ustedes; cuando algo así sucede, el </text:span><text:span text:style-name="T3">game designer </text:span><text:span text:style-name="T4">debe reescribir</text:span></text:p>
      <text:p text:style-name="P17">para evitar que esto suceda.</text:p>
      <text:p text:style-name="P17">Cada imagen que incluyan (contenga o no flechas con texto o globos de diálogo</text:p>
      <text:p text:style-name="P17">explicativos) necesita de alguna explicación luego de ser presentada, para sostenerse</text:p>
      <text:p text:style-name="P17">(como vimos al final de 9.2).</text:p>
      <text:p text:style-name="P17">Al leerlo, la experiencia debería ser la de estar mirando una partida de nuestro juego.</text:p>
      <text:p text:style-name="P17">(Eso apuntamos a que experimente cada lector de nuestro GDD: que ―vea‖ el juego que</text:p>
      <text:p text:style-name="P17">tenemos en mente: con claridad, sin esfuerzo). Y, a la vez, debería cumplir el objetivo</text:p>
      <text:p text:style-name="P17">de, en un nivel, haber explicado todo lo importante acerca del juego inicial, el sistema</text:p>
      <text:p text:style-name="P17">de juego, las reglas y cómo es el umbral de entrada al juego. Se pueden incluir algunos</text:p>
      <text:p text:style-name="P17">features aquí –los suficientes como para que, más adelante, otros features se</text:p>
      <text:p text:style-name="P17">comprendan más fácilmente. Pero básicamente esta parte del documento explica lo</text:p>
      <text:p text:style-name="P27">que el juego presenta en la superficie, en los primeros minutos de juego.</text:p>
      <text:p text:style-name="P29"/>
      <text:p text:style-name="P15">Parte 3: Ir en profundidad</text:p>
      <text:p text:style-name="P17">Esta parte se enfoca en desglosar el diseño de la profundidad a la que aspiran para el</text:p>
      <text:p text:style-name="P27">juego (features, reglas especiales, mecánicas secundarias, etc).</text:p>
      <text:p text:style-name="P8"><text:span text:style-name="T5">De aquí se intuye la dimensión (</text:span><text:span text:style-name="T6">scope</text:span><text:span text:style-name="T5">) total del proyecto –una cuestión de producción</text:span></text:p>
      <text:p text:style-name="P9"><text:span text:style-name="T1">del juego y las posibilidades reales de alcanzar esas aspiraciones. El </text:span><text:span text:style-name="T3">scope </text:span><text:span text:style-name="T1">final de un</text:span></text:p>
      <text:p text:style-name="P12">juego se revela a través de todo lo que se vaya incluyendo aquí. Por ejemplo, un juego</text:p>
      <text:p text:style-name="P12">puede poseer una mecánica muy sencilla, pero puede revelarse imposible de producir</text:p>
      <text:p text:style-name="P12">porque su profundidad es demasiado compleja, o demasiado cara de producir al</text:p>
      <text:p text:style-name="P12">utilizar cambios constantes en la mecánica de juego (que son necesarios programar),</text:p>
      <text:p text:style-name="P12">cantidades casi infinitas de personajes, ítems y nuevos features, o demasiadas</text:p>
      <text:p text:style-name="P9"><text:span text:style-name="T1">animaciones. Como </text:span><text:span text:style-name="T3">game designers</text:span><text:span text:style-name="T1">, es importante tener el </text:span><text:span text:style-name="T3">scope </text:span><text:span text:style-name="T1">en cuenta para el</text:span></text:p>
      <text:p text:style-name="P12">tipo de juego que estamos diseñando: cuanto más agreguemos aquí, más crece el</text:p>
      <text:p text:style-name="P9"><text:span text:style-name="T3">scope</text:span><text:span text:style-name="T1">, que no sólo se calcula en inversión de dinero sino sobre todo en inversión de</text:span></text:p>
      <text:p text:style-name="P12">tiempo. Aquí es muy útil la pirámide invertida que hemos diseñado para nuestro juego,</text:p>
      <text:p text:style-name="P12">que seguramente iremos modificando para lograr el equilibrio ideal entre la</text:p>
      <text:p text:style-name="P10"><text:span text:style-name="T2">profundidad del juego y un </text:span><text:span text:style-name="T3">scope </text:span><text:span text:style-name="T2">razonable.</text:span></text:p>
      <text:p text:style-name="P29"/>
      <text:p text:style-name="P29"/>
      <text:p text:style-name="P29"/>
      <text:p text:style-name="P29"/>
      <text:list xml:id="list22142673" text:continue-numbering="true" text:style-name="L1">
        <text:list-header>
          <text:p text:style-name="P22">Niveles</text:p>
          <text:p text:style-name="P22"/>
        </text:list-header>
      </text:list>
      <text:p text:style-name="P17">En este punto, tablas como las que vimos en el Level 8, y diagramas como los de los</text:p>
      <text:p text:style-name="P17">niveles dedicados a profundidad, e incluso diagramas de pirámides invertidas nos</text:p>
      <text:p text:style-name="P17">pueden resultar muy útiles. Fundamentalmente, no alcanza con decir que un juego</text:p>
      <text:p text:style-name="P17">tiene tantos niveles (u otro modo que hayan elegido de organizar el tiempo de juego):</text:p>
      <text:p text:style-name="P17">es necesario dar una idea clara de la forma en que se pretende desarrollar la</text:p>
      <text:p text:style-name="P17">profundidad de un juego, explicando visualmente y con textos, tablas y otros recursos</text:p>
      <text:p text:style-name="P17"><text:soft-page-break/>qué sucede en los distintos niveles de un modo breve. En los casos en que demasiadas</text:p>
      <text:p text:style-name="P17">explicaciones sean necesarias (como las soluciones para juegos de ingenio como el</text:p>
      <text:p text:style-name="P16"><text:span text:style-name="T3">Crayon Physics</text:span><text:span text:style-name="T4">) es mejor ilustrar con aún más imágenes de varios niveles</text:span></text:p>
      <text:p text:style-name="P17">significativos. En el caso de aventuras gráficas, la resolución de cada parte del juego</text:p>
      <text:p text:style-name="P16"><text:span text:style-name="T4">suele consistir un documento aparte como el caso del documento de puzzles de </text:span><text:span text:style-name="T3">Grim</text:span></text:p>
      <text:p text:style-name="P16"><text:span text:style-name="T3">Fandango </text:span><text:span text:style-name="T4">– </text:span><text:span text:style-name="T7">http://gameshelf.jmac.org/2008/11/grim-fandango-puzzle-design-do/</text:span><text:span text:style-name="T4">. Pero</text:span></text:p>
      <text:p text:style-name="P17">la forma básica de progresión debe estar registrada en el documento de diseño de</text:p>
      <text:p text:style-name="P17">juego. Otro modo es explicar lo necesario en esta sección e incorporar al final del</text:p>
      <text:p text:style-name="P27">documento una explicación más extensa que aclare ciertos puntos.</text:p>
      <text:p text:style-name="P29"/>
      <text:list xml:id="list22134603" text:continue-numbering="true" text:style-name="L1">
        <text:list-header>
          <text:p text:style-name="P22">Elementos de juego</text:p>
          <text:p text:style-name="P22"/>
        </text:list-header>
      </text:list>
      <text:p text:style-name="P17">Esta es una lista que describe brevemente cada uno de los elementos nombrados;</text:p>
      <text:p text:style-name="P17">siempre que sea posible, incluye imágenes de los objetos importantes o difíciles de</text:p>
      <text:p text:style-name="P17">explicar mediante texto. Pueden necesitar organizar estas listas de otro modo,</text:p>
      <text:p text:style-name="P17">dependiendo del juego que hagan, pero esto puede servir como guía de cómo</text:p>
      <text:p text:style-name="P17">completar esta parte. La experiencia del lector al leer esta sección debe ser la de ver</text:p>
      <text:p text:style-name="P17">desglosado el juego completo en todos los elementos que lo componen. Esta lista es</text:p>
      <text:p text:style-name="P17">de extrema utilidad para artistas y programadores, que de un vistazo pueden descubrir</text:p>
      <text:p text:style-name="P17">una gran parte de las tareas que deberán encarar en el juego. Si algo no está aquí, es</text:p>
      <text:p text:style-name="P17">porque no aparece en el gameplay.</text:p>
      <text:p text:style-name="P17"/>
      <text:list xml:id="list22155175" text:continue-numbering="true" text:style-name="L1">
        <text:list-header>
          <text:p text:style-name="P22">Principales</text:p>
          <text:p text:style-name="P22"/>
        </text:list-header>
      </text:list>
      <text:p text:style-name="P17">Presentes desde el inicio, o sin los cuales el planteo básico del juego no está completo:</text:p>
      <text:p text:style-name="P17">- Personajes.</text:p>
      <text:p text:style-name="P17">- Objetos.</text:p>
      <text:p text:style-name="P17">- Escenarios.</text:p>
      <text:p text:style-name="P17">- Elementos de Interfaz.</text:p>
      <text:p text:style-name="P17">- Pantallas intermedias.</text:p>
      <text:p text:style-name="P17"/>
      <text:list xml:id="list22145324" text:continue-numbering="true" text:style-name="L1">
        <text:list-header>
          <text:p text:style-name="P22">Secundarios</text:p>
          <text:p text:style-name="P22"/>
        </text:list-header>
      </text:list>
      <text:p text:style-name="P17">Presentes durante el desarrollo del juego.</text:p>
      <text:list xml:id="list22142206" text:continue-numbering="true" text:style-name="L1">
        <text:list-header>
          <text:p text:style-name="P31"/>
          <text:p text:style-name="P31">Generales</text:p>
          <text:p text:style-name="P32"/>
          <text:p text:style-name="P32">parte 4: ¿Qué más?</text:p>
        </text:list-header>
      </text:list>
      <text:p text:style-name="P17">Esta parte es opcional y es donde incorporar aquella información que sientas que es</text:p>
      <text:p text:style-name="P27">necesario aclarar sobre tu diseño, pero que no tenía lugar en las secciones anteriores.</text:p>
      <text:p text:style-name="P28">Organizala bien, respetando la idea de lo general a lo particular. Esta sección no debe</text:p>
      <text:p text:style-name="P12">tener más de media carilla de extensión. Si tiene más, es porque era más importante</text:p>
      <text:p text:style-name="P12">de lo que pensabas y debía ir en una de las secciones de más arriba, o bien porque no</text:p>
      <text:p text:style-name="P25">está resumido como podría estar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Franklin Gothic Book" svg:font-family="'Franklin Gothic Book'" style:font-family-generic="swiss"/>
    <style:font-face style:name="Franklin Gothic Book,Italic" svg:font-family="'Franklin Gothic Book,Italic'" style:font-family-generic="swiss"/>
    <style:font-face style:name="Franklin Gothic Medium" svg:font-family="'Franklin Gothic Medium'" style:font-family-generic="swiss"/>
    <style:font-face style:name="Franklin Gothic Medium,Italic" svg:font-family="'Franklin Gothic Medium,Ital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8M47S</meta:editing-duration>
    <meta:editing-cycles>32</meta:editing-cycles>
    <meta:generator>OpenOffice.org/3.4.1$Win32 OpenOffice.org_project/341m1$Build-9593</meta:generator>
    <dc:date>2013-01-18T02:00:05.48</dc:date>
    <meta:document-statistic meta:table-count="0" meta:image-count="0" meta:object-count="0" meta:page-count="5" meta:paragraph-count="146" meta:word-count="1623" meta:character-count="9510"/>
    <meta:user-defined meta:name="Info 1"/>
    <meta:user-defined meta:name="Info 2"/>
    <meta:user-defined meta:name="Info 3"/>
    <meta:user-defined meta:name="Info 4"/>
  </office:meta>
</office:document-meta>
</file>